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erif, EmojiFont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e6026" officeooo:paragraph-rsid="000e6026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6026" officeooo:paragraph-rsid="000e60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6026" officeooo:paragraph-rsid="000e602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17840" officeooo:paragraph-rsid="0011784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e6026" officeooo:paragraph-rsid="000fbbc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e6026" officeooo:paragraph-rsid="000e602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17840" officeooo:paragraph-rsid="0011784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0e6026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117840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17840" officeooo:paragraph-rsid="001178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e6026" officeooo:paragraph-rsid="0011784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officeooo:rsid="000e6026" officeooo:paragraph-rsid="000e6026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17840" officeooo:paragraph-rsid="00117840" style:font-size-asian="12.25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e6026" officeooo:paragraph-rsid="000e6026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e6026" officeooo:paragraph-rsid="000fbbca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e6026" officeooo:paragraph-rsid="00117840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officeooo:paragraph-rsid="00117840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officeooo:paragraph-rsid="000fbbca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117840" officeooo:paragraph-rsid="00117840" style:font-size-asian="12.25pt" style:font-weight-asian="bold" style:font-size-complex="14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0e6026" officeooo:paragraph-rsid="000fbbca" style:font-size-asian="12.25pt" style:font-weight-asian="normal" style:font-size-complex="14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officeooo:paragraph-rsid="000fbbca"/>
    </style:style>
    <style:style style:name="P22" style:family="paragraph" style:parent-style-name="Preformatted_20_Text">
      <style:paragraph-properties fo:text-align="start" style:justify-single-word="false"/>
      <style:text-properties officeooo:paragraph-rsid="00117840"/>
    </style:style>
    <style:style style:name="T1" style:family="text">
      <style:text-properties officeooo:rsid="000e602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6026" style:font-weight-asian="normal" style:font-weight-complex="normal"/>
    </style:style>
    <style:style style:name="T4" style:family="text">
      <style:text-properties fo:font-weight="normal" officeooo:rsid="000fbbca" style:font-name-asian="OpenSymbol" style:font-size-asian="10.5pt" style:font-weight-asian="normal" style:font-name-complex="OpenSymbol" style:font-size-complex="12pt" style:font-weight-complex="normal"/>
    </style:style>
    <style:style style:name="T5" style:family="text">
      <style:text-properties fo:font-weight="normal" officeooo:rsid="000fbbca" style:font-name-asian="OpenSymbol" style:font-weight-asian="normal" style:font-name-complex="OpenSymbol" style:font-weight-complex="normal"/>
    </style:style>
    <style:style style:name="T6" style:family="text">
      <style:text-properties officeooo:rsid="000fbbca"/>
    </style:style>
    <style:style style:name="T7" style:family="text">
      <style:text-properties style:font-name="OpenSymbol" officeooo:rsid="000fbbca" style:font-name-asian="OpenSymbol" style:font-name-complex="OpenSymbol"/>
    </style:style>
    <style:style style:name="T8" style:family="text">
      <style:text-properties fo:font-size="12pt" fo:font-weight="normal" officeooo:rsid="000fbbc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e602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17840" style:font-size-asian="10.5pt" style:font-weight-asian="normal" style:font-size-complex="12pt" style:font-weight-complex="normal"/>
    </style:style>
    <style:style style:name="T11" style:family="text">
      <style:text-properties officeooo:rsid="00117840"/>
    </style:style>
    <style:style style:name="T12" style:family="text">
      <style:text-properties style:font-name="Liberation Serif" fo:font-size="12pt" fo:font-weight="normal" officeooo:rsid="00117840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e6026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fbbca" style:font-name-asian="OpenSymbol" style:font-size-asian="10.5pt" style:font-weight-asian="normal" style:font-name-complex="OpenSymbol" style:font-size-complex="12pt" style:font-weight-complex="normal"/>
    </style:style>
    <style:style style:name="T16" style:family="text">
      <style:text-properties fo:color="#72787c"/>
    </style:style>
    <style:style style:name="T17" style:family="text">
      <style:text-properties fo:color="#808080"/>
    </style:style>
    <style:style style:name="T18" style:family="text">
      <style:text-properties officeooo:rsid="000fbbca" style:font-name-asian="OpenSymbol" style:font-name-complex="OpenSymbol"/>
    </style:style>
    <style:style style:name="T19" style:family="text">
      <style:text-properties style:font-size-asian="10.5pt"/>
    </style:style>
    <style:style style:name="T20" style:family="text">
      <style:text-properties fo:font-size="11pt" officeooo:rsid="000fbbca" style:font-name-asian="OpenSymbol" style:font-name-complex="Open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uaire <text:span text:style-name="T6">du projet</text:span></text:p>
      <text:p text:style-name="P1"/>
      <text:p text:style-name="P13">Commanditaires :</text:p>
      <text:p text:style-name="P12"/>
      <text:p text:style-name="P6">Mandine Javerzac</text:p>
      <text:p text:style-name="P3">Responsable de l'événementiel et de la communication rédactionnelle</text:p>
      <text:p text:style-name="P2"><text:span text:style-name="Strong_20_Emphasis"><text:span text:style-name="T14">UPEM - Université Paris-Est Marne-la-Vallée</text:span></text:span></text:p>
      <text:p text:style-name="P8"><text:span text:style-name="T8">@ </text:span><text:span text:style-name="T9">mandine.javerzac@u-pem.fr</text:span></text:p>
      <text:p text:style-name="P3"><text:span text:style-name="T18">☎ <text:s/></text:span>01 60 95 72 99</text:p>
      <text:p text:style-name="P3"/>
      <text:p text:style-name="P6">Miryam Morand</text:p>
      <text:p text:style-name="P14">Responsable de la communication et des concours</text:p>
      <text:p text:style-name="P14">Ecole nationale des sciences géographiques (ENSG-Géomatique)</text:p>
      <text:p text:style-name="P8"><text:span text:style-name="T8">@ </text:span><text:span text:style-name="T9">miryam.morand@ensg.eu</text:span></text:p>
      <text:p text:style-name="P15"><text:span text:style-name="T18">☎ <text:s/></text:span>01 64 15 32 38</text:p>
      <text:p text:style-name="P15"/>
      <text:p text:style-name="P5">Maelys Gaillet</text:p>
      <text:p text:style-name="P21"><text:span text:style-name="T12">@ </text:span><text:span text:style-name="T13">maelys.gaillet@ensg.eu</text:span></text:p>
      <text:p text:style-name="P18"><text:span text:style-name="T9"/></text:p>
      <text:p text:style-name="P18"><text:span text:style-name="T9"/></text:p>
      <text:p text:style-name="P19"><text:span text:style-name="T1">C</text:span>onseil et assistance :</text:p>
      <text:p text:style-name="P20"/>
      <text:p text:style-name="P5">Victor Coindet</text:p>
      <text:p text:style-name="P11">Enseignant-Chercheur </text:p>
      <text:p text:style-name="P11"><text:span text:style-name="T19">Ecole nationale des sciences géographiques (ENSG-Géomatique) - </text:span><text:span text:style-name="T11">I</text:span>GN</text:p>
      <text:p text:style-name="P9"><text:span text:style-name="T10">@ </text:span><text:span text:style-name="T9">victor.coindet@ensg.eu</text:span></text:p>
      <text:p text:style-name="P4"/>
      <text:p text:style-name="P7">Olivier Gueguen</text:p>
      <text:p text:style-name="P10">Expert Systèmes et Réseau</text:p>
      <text:p text:style-name="P16">Ecole nationale des sciences géographiques (ENSG-Géomatique)</text:p>
      <text:p text:style-name="P22"><text:span text:style-name="T12">@ olivier.gueguen@ensg.eu</text:span></text:p>
      <text:p text:style-name="P17"><text:span text:style-name="T5">☎ <text:s/></text:span><text:span text:style-name="T18">01 64 15 31 71</text:span></text:p>
      <text:p text:style-name="P16"/>
      <text:p text:style-name="P10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serif, EmojiFont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9:17:15.904559311</meta:creation-date>
    <dc:date>2019-02-20T09:49:16.855483272</dc:date>
    <meta:editing-duration>PT1M20S</meta:editing-duration>
    <meta:editing-cycles>1</meta:editing-cycles>
    <meta:document-statistic meta:table-count="0" meta:image-count="0" meta:object-count="0" meta:page-count="1" meta:paragraph-count="24" meta:word-count="92" meta:character-count="692" meta:non-whitespace-character-count="620"/>
    <meta:generator>LibreOffice/6.0.3.2$Linux_X86_64 LibreOffice_project/00m0$Build-2</meta:generator>
  </office:meta>
</office:document-meta>
</file>